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/>
    <style:font-face style:name="Lohit Devanagari" svg:font-family="Lohit Devanagari" style:font-family-generic="roman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BodyText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BodyText" style:family="paragraph"/>
    <style:style style:name="P5" style:parent-style-name="BodyText" style:family="paragraph"/>
    <style:style style:name="T6" style:parent-style-name="DefaultParagraphFont" style:family="text">
      <style:text-properties fo:language="nl" fo:country="NL"/>
    </style:style>
    <style:style style:name="P7" style:parent-style-name="BodyText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Hyperlink" style:family="text">
      <style:text-properties fo:language="en" fo:country="GB"/>
    </style:style>
    <style:style style:name="T10" style:parent-style-name="Hyperlink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P12" style:parent-style-name="BodyText" style:family="paragraph"/>
    <style:style style:name="T13" style:parent-style-name="DefaultParagraphFont" style:family="text">
      <style:text-properties fo:language="en" fo:country="GB"/>
    </style:style>
    <style:style style:name="P14" style:parent-style-name="BodyText" style:family="paragraph"/>
    <style:style style:name="T15" style:parent-style-name="DefaultParagraphFont" style:family="text">
      <style:text-properties fo:language="nl" fo:country="NL"/>
    </style:style>
    <style:style style:name="P16" style:parent-style-name="BodyText" style:family="paragraph"/>
    <style:style style:name="T17" style:parent-style-name="Hyperlink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BodyText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Hyperlink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BodyText" style:family="paragraph"/>
    <style:style style:name="P24" style:parent-style-name="BodyText" style:family="paragraph"/>
    <style:style style:name="P25" style:parent-style-name="BodyText" style:family="paragraph">
      <style:paragraph-properties fo:margin-left="0.25in">
        <style:tab-stops/>
      </style:paragraph-properties>
    </style:style>
    <style:style style:name="TableColumn27" style:family="table-column">
      <style:table-column-properties style:column-width="1.2666in"/>
    </style:style>
    <style:style style:name="TableColumn28" style:family="table-column">
      <style:table-column-properties style:column-width="1.2666in"/>
    </style:style>
    <style:style style:name="TableColumn29" style:family="table-column">
      <style:table-column-properties style:column-width="1.3041in"/>
    </style:style>
    <style:style style:name="TableColumn30" style:family="table-column">
      <style:table-column-properties style:column-width="1.3041in"/>
    </style:style>
    <style:style style:name="TableColumn31" style:family="table-column">
      <style:table-column-properties style:column-width="1.2944in"/>
    </style:style>
    <style:style style:name="Table26" style:family="table">
      <style:table-properties style:width="6.4361in" fo:margin-left="0.25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BodyText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BodyText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BodyText" style:family="paragraph"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BodyText" style:family="paragraph">
      <style:text-properties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BodyText" style:family="paragraph">
      <style:text-properties fo:font-weight="bold" style:font-weight-asian="bold" style:font-weight-complex="bold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BodyText" style:family="paragraph">
      <style:paragraph-properties fo:margin-left="0.25in">
        <style:tab-stops/>
      </style:paragraph-properties>
    </style:style>
    <style:style style:name="P50" style:parent-style-name="Normal" style:family="paragraph">
      <style:paragraph-properties fo:break-before="page"/>
      <style:text-properties fo:hyphenate="true"/>
    </style:style>
    <style:style style:name="P5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margin-left="0.5in">
        <style:tab-stops/>
      </style:paragraph-properties>
    </style:style>
    <style:style style:name="P53" style:parent-style-name="Normal" style:family="paragraph"/>
    <style:style style:name="P54" style:parent-style-name="Normal" style:family="paragraph">
      <style:text-properties style:font-name="Ubuntu Mono" fo:font-size="10pt" style:font-size-asian="10pt" style:font-size-complex="10pt"/>
    </style:style>
    <style:style style:name="P55" style:parent-style-name="Normal" style:family="paragraph"/>
    <style:style style:name="P56" style:parent-style-name="Normal" style:family="paragraph"/>
    <style:style style:name="P57" style:parent-style-name="Normal" style:family="paragraph"/>
    <style:style style:name="P58" style:parent-style-name="Normal" style:family="paragraph"/>
    <style:style style:name="P59" style:parent-style-name="Normal" style:family="paragraph"/>
    <style:style style:name="P60" style:parent-style-name="Normal" style:family="paragraph">
      <style:text-properties style:font-name="Ubuntu Mono" fo:font-size="10pt" style:font-size-asian="10pt" style:font-size-complex="10pt"/>
    </style:style>
    <style:style style:name="P61" style:parent-style-name="Normal" style:family="paragraph">
      <style:text-properties style:font-name="Ubuntu Mono" fo:font-size="10pt" style:font-size-asian="10pt" style:font-size-complex="10pt"/>
    </style:style>
    <style:style style:name="P62" style:parent-style-name="Normal" style:family="paragraph">
      <style:text-properties style:font-name="Ubuntu Mono" fo:font-size="10pt" style:font-size-asian="10pt" style:font-size-complex="10pt"/>
    </style:style>
    <style:style style:name="P63" style:parent-style-name="Normal" style:family="paragraph">
      <style:text-properties style:font-name="Ubuntu Mono" fo:font-size="10pt" style:font-size-asian="10pt" style:font-size-complex="10pt"/>
    </style:style>
    <style:style style:name="P64" style:parent-style-name="Normal" style:family="paragraph">
      <style:text-properties style:font-name="Ubuntu Mono" fo:font-size="10pt" style:font-size-asian="10pt" style:font-size-complex="10pt"/>
    </style:style>
    <style:style style:name="P65" style:parent-style-name="Normal" style:family="paragraph"/>
    <style:style style:name="P66" style:parent-style-name="Normal" style:family="paragraph"/>
    <style:style style:name="P67" style:parent-style-name="Normal" style:family="paragraph">
      <style:text-properties style:font-name="Ubuntu Mono" fo:font-size="10pt" style:font-size-asian="10pt" style:font-size-complex="10pt"/>
    </style:style>
    <style:style style:name="P68" style:parent-style-name="Normal" style:family="paragraph"/>
    <style:style style:name="P69" style:parent-style-name="Normal" style:family="paragraph">
      <style:paragraph-properties fo:break-before="page"/>
      <style:text-properties fo:hyphenate="true"/>
    </style:style>
    <style:style style:name="P70" style:parent-style-name="Normal" style:family="paragraph"/>
    <style:style style:name="T7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3" style:parent-style-name="Normal" style:family="paragraph"/>
    <style:style style:name="P74" style:parent-style-name="Normal" style:family="paragraph">
      <style:text-properties style:font-name-complex="Arial"/>
    </style:style>
    <style:style style:name="T75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76" style:parent-style-name="Normal" style:family="paragraph">
      <style:text-properties style:font-name-complex="Arial"/>
    </style:style>
    <style:style style:name="T77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78" style:parent-style-name="Normal" style:family="paragraph">
      <style:text-properties style:font-name-complex="Arial"/>
    </style:style>
    <style:style style:name="P79" style:parent-style-name="Normal" style:family="paragraph"/>
    <style:style style:name="P80" style:parent-style-name="Normal" style:family="paragraph">
      <style:text-properties style:font-name="Ubuntu Mono" style:font-name-complex="Arial" fo:font-size="10pt" style:font-size-asian="10pt" style:font-size-complex="10pt"/>
    </style:style>
    <style:style style:name="T81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T82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T83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T84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85" style:parent-style-name="Normal" style:family="paragraph">
      <style:text-properties style:font-name-complex="Arial"/>
    </style:style>
    <style:style style:name="P86" style:parent-style-name="Normal" style:family="paragraph"/>
    <style:style style:name="P87" style:parent-style-name="BodyText" style:family="paragraph">
      <style:paragraph-properties fo:break-before="page"/>
    </style:style>
    <style:style style:name="P8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margin-left="0.5in">
        <style:tab-stops/>
      </style:paragraph-properties>
    </style:style>
    <style:style style:name="P90" style:parent-style-name="Normal" style:family="paragraph"/>
    <style:style style:name="P91" style:parent-style-name="Normal" style:family="paragraph"/>
    <style:style style:name="P92" style:parent-style-name="Normal" style:family="paragraph">
      <style:paragraph-properties fo:break-before="page"/>
      <style:text-properties fo:hyphenate="true"/>
    </style:style>
    <style:style style:name="P9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margin-left="0.5in">
        <style:tab-stops/>
      </style:paragraph-properties>
    </style:style>
    <style:style style:name="P95" style:parent-style-name="Normal" style:family="paragraph"/>
    <style:style style:name="P96" style:parent-style-name="Normal" style:family="paragraph"/>
    <style:style style:name="T97" style:parent-style-name="DefaultParagraphFont" style:family="text">
      <style:text-properties style:font-name="Ubuntu Mono" style:font-name-complex="Arial" fo:font-size="10pt" style:font-size-asian="10pt" style:font-size-complex="10pt"/>
    </style:style>
    <style:style style:name="P98" style:parent-style-name="Normal" style:family="paragraph"/>
    <style:style style:name="P99" style:parent-style-name="Normal" style:family="paragraph"/>
    <style:style style:name="P100" style:parent-style-name="Normal" style:family="paragraph"/>
    <style:style style:name="P101" style:parent-style-name="Normal" style:family="paragraph">
      <style:paragraph-properties fo:break-before="page"/>
      <style:text-properties fo:hyphenate="true"/>
    </style:style>
    <style:style style:name="P10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P104" style:parent-style-name="Normal" style:family="paragraph"/>
    <style:style style:name="P105" style:parent-style-name="Normal" style:family="paragraph">
      <style:text-properties style:font-name="Ubuntu Mono" fo:font-size="10pt" style:font-size-asian="10pt" style:font-size-complex="10pt"/>
    </style:style>
    <style:style style:name="P106" style:parent-style-name="Normal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9" style:parent-style-name="Normal" style:family="paragraph"/>
    <style:style style:name="P110" style:parent-style-name="Normal" style:family="paragraph"/>
    <style:style style:name="P111" style:parent-style-name="Normal" style:family="paragraph"/>
    <style:style style:name="P112" style:parent-style-name="Normal" style:family="paragraph">
      <style:text-properties fo:language="nl" fo:country="NL"/>
    </style:style>
  </office:automatic-styles>
  <office:body>
    <office:text text:use-soft-page-breaks="true">
      <text:h text:style-name="P1" text:outline-level="2">Warmup: Structures and alignments</text:h>
      <text:p text:style-name="BodyText"/>
      <text:list text:style-name="LFO7" text:continue-numbering="true">
        <text:list-item>
          <text:p text:style-name="P2">Go to the<text:s/><text:span text:style-name="T3">IPD/IMGT HLA repository<text:s/></text:span>and open de MICB protein sequences<text:line-break/><text:a xlink:href="https://github.com/ANHIG/IMGTHLA/blob/Latest/fasta/MICB_prot.fasta" office:target-frame-name="_top" xlink:show="replace"><text:span text:style-name="Hyperlink">https</text:span></text:a><text:a xlink:href="https://github.com/ANHIG/IMGTHLA/blob/Latest/fasta/MICB_prot.fasta" office:target-frame-name="_top" xlink:show="replace"><text:span text:style-name="Hyperlink">://github.com/ANHIG/IMGTHLA/blob/Latest/fasta/MICB_prot.fasta</text:span></text:a></text:p>
        </text:list-item>
        <text:list-item>
          <text:p text:style-name="P4">Pick the full sequence of one of the alleles and copy it.</text:p>
        </text:list-item>
        <text:list-item>
          <text:p text:style-name="P5"><text:span text:style-name="T6">Mark the allele.</text:span></text:p>
        </text:list-item>
        <text:list-item>
          <text:p text:style-name="P7">Go to the online<text:s/><text:span text:style-name="T8">NetSurf server<text:s/></text:span>and paste the sequence<text:line-break/><text:a xlink:href="https://services.healthtech.dtu.dk/services/NetSurfP-2.0/" office:target-frame-name="_top" xlink:show="replace"><text:span text:style-name="T9">https</text:span></text:a><text:a xlink:href="https://services.healthtech.dtu.dk/services/NetSurfP-2.0/" office:target-frame-name="_top" xlink:show="replace"><text:span text:style-name="T10">://services.healthtech.dtu.dk/services/NetSurfP-2.0/</text:span></text:a><text:span text:style-name="T11"><text:s/></text:span></text:p>
        </text:list-item>
        <text:list-item>
          <text:p text:style-name="P12"><text:span text:style-name="T13">While waiting, select another MICB sequence of choice.</text:span></text:p>
        </text:list-item>
        <text:list-item>
          <text:p text:style-name="P14"><text:span text:style-name="T15">Mark the allele.</text:span></text:p>
        </text:list-item>
        <text:list-item>
          <text:p text:style-name="P16">Go to<text:s/><text:a xlink:href="https://www.ebi.ac.uk/jdispatcher/psa/lalign" office:target-frame-name="_top" xlink:show="replace"><text:span text:style-name="T17">https://www.ebi.ac.uk/jdispatcher/psa/lalign</text:span></text:a><text:span text:style-name="T18"><text:s/></text:span>and use the two protein sequences to align<text:s/>OR</text:p>
        </text:list-item>
        <text:list-item>
          <text:p text:style-name="P19"><text:span text:style-name="T20">Use<text:s/></text:span><text:a xlink:href="https://www.ebi.ac.uk/ipd/imgt/hla/alignment/" office:target-frame-name="_top" xlink:show="replace"><text:span text:style-name="T21">https://www.ebi.ac.uk/ipd/imgt/hla/alignment/</text:span></text:a><text:span text:style-name="T22"><text:s/></text:span></text:p>
        </text:list-item>
        <text:list-item>
          <text:p text:style-name="P23">Check the NetSurf output and mark the polymorphic amino acids</text:p>
        </text:list-item>
        <text:list-item>
          <text:p text:style-name="P24">How many accessible amino acids did you find for your combination?</text:p>
        </text:list-item>
      </text:list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Allele 1<text:s/>MICB</text:p>
          </table:table-cell>
          <table:table-cell table:style-name="TableCell35">
            <text:p text:style-name="P36">Allele 2<text:s/>MICB</text:p>
          </table:table-cell>
          <table:table-cell table:style-name="TableCell37">
            <text:p text:style-name="P38">Amino acid mismatches<text:s/>(positions)</text:p>
          </table:table-cell>
          <table:table-cell table:style-name="TableCell39">
            <text:p text:style-name="P40">Accessible mismatches<text:s/>(positions)</text:p>
          </table:table-cell>
          <table:table-cell table:style-name="TableCell41">
            <text:p text:style-name="P42">Accessible mismatch score (number)</text:p>
          </table:table-cell>
        </table:table-row>
        <table:table-row table:style-name="TableRow43">
          <table:table-cell table:style-name="TableCell44">
            <text:p text:style-name="BodyText"/>
          </table:table-cell>
          <table:table-cell table:style-name="TableCell45">
            <text:p text:style-name="BodyText"/>
          </table:table-cell>
          <table:table-cell table:style-name="TableCell46">
            <text:p text:style-name="BodyText"/>
          </table:table-cell>
          <table:table-cell table:style-name="TableCell47">
            <text:p text:style-name="BodyText"/>
          </table:table-cell>
          <table:table-cell table:style-name="TableCell48">
            <text:p text:style-name="BodyText"/>
          </table:table-cell>
        </table:table-row>
      </table:table>
      <text:p text:style-name="P49"/>
      <text:p text:style-name="BodyText"/>
      <text:p text:style-name="Normal"/>
      <text:p text:style-name="Normal"/>
      <text:p text:style-name="P50"/>
      <text:soft-page-break/>
      <text:h text:style-name="Heading2" text:outline-level="2">Case 1: Multiple living related donors for a patient without antibodies</text:h>
      <text:list text:style-name="LFO1" text:continue-numbering="true">
        <text:list-item>
          <text:p text:style-name="P51">PIRCHE → SOT → Single patient</text:p>
        </text:list-item>
      </text:list>
      <text:p text:style-name="P52"/>
      <text:list text:style-name="LFO1" text:continue-numbering="true">
        <text:list-item>
          <text:p text:style-name="P53">Recipient</text:p>
        </text:list-item>
      </text:list>
      <text:p text:style-name="Normal"/>
      <text:p text:style-name="P54">OSKAR,HLA-A*01:01:01+HLA-A*33:01:01^HLA-B*08:01:01+HLA-B*14:02:01^HLA-C*07:01:01+HLA-C*08:02:01^HLA-DRB1*03:01:01+HLA-DRB1*13:01:01^HLA-DQB1*02:01:01+HLA-DQB1*06:03:01</text:p>
      <text:p text:style-name="Normal"/>
      <text:list text:style-name="LFO1" text:continue-numbering="true">
        <text:list-item>
          <text:p text:style-name="P55">Four candidate donors</text:p>
        </text:list-item>
      </text:list>
      <text:list text:style-name="LFO2" text:continue-numbering="true">
        <text:list-item>
          <text:list>
            <text:list-item>
              <text:p text:style-name="P56">one father</text:p>
            </text:list-item>
            <text:list-item>
              <text:p text:style-name="P57">one mother</text:p>
            </text:list-item>
            <text:list-item>
              <text:p text:style-name="P58">one sister</text:p>
            </text:list-item>
            <text:list-item>
              <text:p text:style-name="P59">one brother</text:p>
            </text:list-item>
          </text:list>
        </text:list-item>
      </text:list>
      <text:p text:style-name="Normal"/>
      <text:p text:style-name="P60">MAE ,HLA-A*01:01:01+HLA-A*02:01:01^HLA-B*08:01:01+HLA-B*38:01:01^HLA-C*07:01:01+HLA-C*12:03:01^HLA-DRB1*03:01:01+HLA-DRB1*07:01:01^HLA-DQB1*02:01:01+HLA-DQB1*03:03:02</text:p>
      <text:p text:style-name="P61">PAI ,HLA-A*30:01:01+HLA-A*33:01:01^HLA-B*13:02:01+HLA-B*14:02:01^HLA-C*06:02:01+HLA-C*08:02:01^HLA-DRB1*13:01:01+HLA-DRB1*11:04:01^HLA-DQB1*06:03:01+HLA-DQB1*03:01:01</text:p>
      <text:p text:style-name="P62">JOAO,HLA-A*01:01:01+HLA-A*30:01:01^HLA-B*08:01:01+HLA-B*13:02:01^HLA-C*07:01:01+HLA-C*06:02:01^HLA-DRB1*03:01:01+HLA-DRB1*11:04:01^HLA-DQB1*02:01:01+HLA-DQB1*03:01:01</text:p>
      <text:p text:style-name="P63">LUISA <text:s/>,HLA-A*02:01:01+HLA-A*33:01:01^HLA-B*38:01:01+HLA-B*14:02:01^HLA-C*12:03:01+HLA-C*08:02:01^HLA-DRB1*07:01:01+HLA-DRB1*13:01:01^HLA-DQB1*03:03:02+HLA-DQB1*06:03:01</text:p>
      <text:p text:style-name="P64"/>
      <text:p text:style-name="Normal"/>
      <text:list text:style-name="LFO3" text:continue-numbering="true">
        <text:list-item>
          <text:p text:style-name="P65">Enter them into the SOT system and calculate the PIRCHE. Compare the outcomes</text:p>
        </text:list-item>
      </text:list>
      <text:p text:style-name="Normal"/>
      <text:list text:style-name="LFO3" text:continue-numbering="true">
        <text:list-item>
          <text:p text:style-name="P66">Add an uncle and evaluate again</text:p>
        </text:list-item>
      </text:list>
      <text:p text:style-name="Normal"/>
      <text:p text:style-name="P67">Uncle TIO <text:s/>,A*11:01:01+HLA-A*33:01:01^HLA-B*07:02:01+HLA-B*14:02:01^HLA-C*07:02:01+HLA-C*08:02:01^HLA-DRB1*12:02:01+HLA-DRB1*13:01:01^HLA-DQB1*03:01:01+HLA-DQB1*06:03:01</text:p>
      <text:p text:style-name="Normal"/>
      <text:list text:style-name="LFO3" text:continue-numbering="true">
        <text:list-item>
          <text:p text:style-name="P68">PM: show the heath plots and hover over the items</text:p>
        </text:list-item>
      </text:list>
      <text:p text:style-name="Normal"/>
      <text:p text:style-name="P69"/>
      <text:soft-page-break/>
      <text:h text:style-name="Heading2" text:outline-level="2">Case 2: One DCD donor with multiple candidate recipients (no antibodie)</text:h>
      <text:list text:style-name="LFO1" text:continue-numbering="true">
        <text:list-item>
          <text:p text:style-name="P70"><text:span text:style-name="T71">PIRCHE → SOT → Donor Allocation</text:span></text:p>
        </text:list-item>
      </text:list>
      <text:p text:style-name="P72"/>
      <text:list text:style-name="LFO1" text:continue-numbering="true">
        <text:list-item>
          <text:p text:style-name="P73">DCD donor</text:p>
        </text:list-item>
      </text:list>
      <text:p text:style-name="P74"/>
      <text:p text:style-name="Normal"><text:span text:style-name="T75">DON_1, HLA-A*02:01:01+HLA-A*24:02:01^HLA-B*18:01:01+HLA-B*44:05:01^HLA-C*02:02:02+HLA-C*07:01:01^HLA-DRB1*01:01:01+HLA-DRB1*16:01:01^HLA-DQB1*05:01:01+HLA-DQB1*05:02:01^HLA-DQA1*01:01:01+HLA-DQA1*01:02:02</text:span></text:p>
      <text:p text:style-name="P76"/>
      <text:p text:style-name="Normal"><text:span text:style-name="T77">Serology: DON_1, A2, A24(9), B18, B44(12), Cw2, Cw7, DR1, DR16(2), DQ5(1)</text:span></text:p>
      <text:p text:style-name="P78"/>
      <text:list text:style-name="LFO1" text:continue-numbering="true">
        <text:list-item>
          <text:p text:style-name="P79">Four candidate recipient, create four first</text:p>
        </text:list-item>
      </text:list>
      <text:p text:style-name="P80"/>
      <text:p text:style-name="Normal"><text:span text:style-name="T81">REC_1, HLA-A*02:01:01+HLA-A*23:01:01:01^HLA-B*18:01:01+HLA-B*27:03^HLA-C*02:02:02:01+HLA-C*07:04:01^HLA-DRB1*13:02:01+HLA-DRB1*13:03:01^HLA-DQB1*03:01:01+HLA-DQB1*06:04^HLA-DQA1*01:02+HLA-DQA1*05:05</text:span></text:p>
      <text:p text:style-name="Normal"><text:span text:style-name="T82">REC_2, HLA-A*02:01:01+HLA-A*23:01:01^HLA-B*08:01:01+HLA-B*18:01:01^HLA-C*07:01:01+HLA-C*07:01:01^HLA-DRB1*11:04:01+HLA-DRB1*13:02:01^HLA-DQB1*03:01:01+HLA-DQB1*06:04:01^HLA-DQA1*01:02:01+HLA-DQA1*05:05:01</text:span></text:p>
      <text:p text:style-name="Normal"><text:span text:style-name="T83">REC_3, HLA-A*02:01:01+HLA-A*25:01:01^HLA-B*18:01:01+HLA-B*51:01:01^HLA-C*01:02:01+HLA-C*12:03:01^HLA-DRB1*15:01:01+HLA-DRB1*11:01:01^HLA-DQB1*03:01:01+HLA-DQB1*06:02:01^HLA-DQA1*01:02:01+HLA-DQA1*05:05:01</text:span></text:p>
      <text:p text:style-name="Normal"><text:span text:style-name="T84">REC_4, HLA-A*01:01:01+HLA-A*02:01:01^HLA-B*08:01:01+HLA-B*07:02:01^HLA-C*07:02:01+HLA-C*07:01:01^HLA-DRB1*03:01:01+HLA-DRB1*01:01:01^HLA-DQB1*02:01:01+HLA-DQB1*05:01:02^HLA-DQA1*02:01:01+HLA-DQA1*01:02:01</text:span></text:p>
      <text:p text:style-name="P85"/>
      <text:list text:style-name="LFO4" text:continue-numbering="true">
        <text:list-item>
          <text:p text:style-name="P86">Enter them into the SOT system and calculate the PIRCHE. Compare the outcomes and store them</text:p>
        </text:list-item>
      </text:list>
      <text:p text:style-name="Normal"/>
      <text:p text:style-name="P87"/>
      <text:h text:style-name="Heading2" text:outline-level="2">Case 3: RAMP evaluation</text:h>
      <text:list text:style-name="LFO5" text:continue-numbering="true">
        <text:list-item>
          <text:p text:style-name="P88">PIRCHE → SOT → RAMP</text:p>
        </text:list-item>
      </text:list>
      <text:p text:style-name="P89"/>
      <text:list text:style-name="LFO5" text:continue-numbering="true">
        <text:list-item>
          <text:p text:style-name="P90">Use the data from recipient 1, 2, 3, and 4 from case 2 and plot a RAMP</text:p>
        </text:list-item>
        <text:list-item>
          <text:p text:style-name="P91">Evaluate whether this donor is good or bad donor in a relative way. Do this by checking the actual PIRCHE scores from case 2 with the RAMP histograms</text:p>
        </text:list-item>
      </text:list>
      <text:p text:style-name="Normal"/>
      <text:p text:style-name="P92"/>
      <text:soft-page-break/>
      <text:h text:style-name="Heading2" text:outline-level="2">Case 4: Adding unacceptables to the RAMP for a patient without antibodies</text:h>
      <text:list text:style-name="LFO6" text:continue-numbering="true">
        <text:list-item>
          <text:p text:style-name="P93">PIRCHE → SOT → RAMP</text:p>
        </text:list-item>
      </text:list>
      <text:p text:style-name="P94"/>
      <text:list text:style-name="LFO6" text:continue-numbering="true">
        <text:list-item>
          <text:p text:style-name="P95">Enter the typing (recipient 4)</text:p>
        </text:list-item>
        <text:list-item>
          <text:p text:style-name="P96"><text:span text:style-name="T97">REC_4, HLA-A*01:01:01+HLA-A*02:01:01^HLA-B*08:01:01+HLA-B*07:02:01^HLA-C*07:02:01+HLA-C*07:01:01^HLA-DRB1*03:01:01+HLA-DRB1*01:01:01^HLA-DQB1*02:01:01+HLA-DQB1*05:01:02^HLA-DQA1*02:01:01+HLA-DQA1*01:02:01</text:span></text:p>
        </text:list-item>
        <text:list-item>
          <text:p text:style-name="P98">Create a RAMP</text:p>
        </text:list-item>
        <text:list-item>
          <text:p text:style-name="P99">Select unacceptables to get into a vPRA of ~ 50%</text:p>
        </text:list-item>
        <text:list-item>
          <text:p text:style-name="P100">Check the distribution of the risk classifications</text:p>
        </text:list-item>
      </text:list>
      <text:p text:style-name="Normal"/>
      <text:p text:style-name="P101"/>
      <text:soft-page-break/>
      <text:h text:style-name="Heading2" text:outline-level="2">Case 5: Adding unacceptables to the RAMP for a patient with antibodies</text:h>
      <text:list text:style-name="LFO6" text:continue-numbering="true">
        <text:list-item>
          <text:p text:style-name="P102">PIRCHE → SOT → RAMP</text:p>
        </text:list-item>
      </text:list>
      <text:p text:style-name="P103"/>
      <text:list text:style-name="LFO6" text:continue-numbering="true">
        <text:list-item>
          <text:p text:style-name="P104">Enter the typing</text:p>
        </text:list-item>
        <text:list-item>
          <text:p text:style-name="P105">REC_5,<text:s/>HLA-A*02:01:01+HLA-A*03:01:01^HLA-B*35:01:01+HLA-B*51:01:01^HLA-C*04:01:01+HLA-C*14:02:01^HLA-DRB1*01:01:01+HLA-DRB1*07:01:01^HLA-DQB1*02:02:01+HLA-DQB1*05:01:01^HLA-DQA1*01:01:01+HLA-DQA1*02:01:01</text:p>
        </text:list-item>
        <text:list-item>
          <text:p text:style-name="P106">Add the MFI data →<text:s/><text:span text:style-name="T107">get from file<text:s/></text:span><text:span text:style-name="T108">epitopes_class_I.csv</text:span></text:p>
        </text:list-item>
        <text:list-item>
          <text:p text:style-name="P109">Select from which run you want to evaluate the data</text:p>
        </text:list-item>
        <text:list-item>
          <text:p text:style-name="P110">Select unacceptables to create a pattern that suits you</text:p>
        </text:list-item>
        <text:list-item>
          <text:p text:style-name="P111">Evaluate the RAMP<text:bookmark-start text:name="_MailOriginal"/></text:p>
        </text:list-item>
      </text:list>
      <text:p text:style-name="P112"/>
      <text:p text:style-name="Normal"/>
      <text:p text:style-name="Normal"><text:bookmark-end text:name="_MailOriginal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/>
    <style:font-face style:name="Lohit Devanagari" svg:font-family="Lohit Devanagari" style:font-family-generic="roman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BodyText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umberingSymbols" style:display-name="Numbering Symbols" style:family="text"/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15%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TableNormal1" style:display-name="Table Normal1" style:family="paragraph">
      <style:text-properties style:font-name="Times New Roman" style:font-name-asian="Cambria Math" style:font-name-complex="Times New Roman" fo:font-size="10pt" style:font-size-asian="10pt" style:font-size-complex="10pt" style:language-asian="en" style:country-asian="US" style:language-complex="ar" style:country-complex="SA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style:style style:name="WW_CharLFO7LVL1" style:family="text">
      <style:text-properties style:font-name="Arial"/>
    </style:style>
    <style:style style:name="WW_CharLFO7LVL2" style:family="text">
      <style:text-properties style:font-name="Arial"/>
    </style:style>
    <style:style style:name="WW_CharLFO7LVL3" style:family="text">
      <style:text-properties style:font-name="Arial"/>
    </style:style>
    <style:style style:name="WW_CharLFO7LVL4" style:family="text">
      <style:text-properties style:font-name="Arial"/>
    </style:style>
    <style:style style:name="WW_CharLFO7LVL5" style:family="text">
      <style:text-properties style:font-name="Arial"/>
    </style:style>
    <style:style style:name="WW_CharLFO7LVL6" style:family="text">
      <style:text-properties style:font-name="Arial"/>
    </style:style>
    <style:style style:name="WW_CharLFO7LVL7" style:family="text">
      <style:text-properties style:font-name="Arial"/>
    </style:style>
    <style:style style:name="WW_CharLFO7LVL8" style:family="text">
      <style:text-properties style:font-name="Arial"/>
    </style:style>
    <style:style style:name="WW_CharLFO7LVL9" style:family="text">
      <style:text-properties style:font-name="Arial"/>
    </style:style>
    <style:style style:name="WW_CharLFO8LVL1" style:family="text">
      <style:text-properties style:font-name="Arial"/>
    </style:style>
    <style:style style:name="WW_CharLFO8LVL2" style:family="text">
      <style:text-properties style:font-name="Arial"/>
    </style:style>
    <style:style style:name="WW_CharLFO8LVL3" style:family="text">
      <style:text-properties style:font-name="Arial"/>
    </style:style>
    <style:style style:name="WW_CharLFO8LVL4" style:family="text">
      <style:text-properties style:font-name="Arial"/>
    </style:style>
    <style:style style:name="WW_CharLFO8LVL5" style:family="text">
      <style:text-properties style:font-name="Arial"/>
    </style:style>
    <style:style style:name="WW_CharLFO8LVL6" style:family="text">
      <style:text-properties style:font-name="Arial"/>
    </style:style>
    <style:style style:name="WW_CharLFO8LVL7" style:family="text">
      <style:text-properties style:font-name="Arial"/>
    </style:style>
    <style:style style:name="WW_CharLFO8LVL8" style:family="text">
      <style:text-properties style:font-name="Arial"/>
    </style:style>
    <style:style style:name="WW_CharLFO8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pierings, H.T. (Eric)</meta:initial-creator>
    <dc:creator>Eric Spierings</dc:creator>
    <meta:creation-date>2023-12-04T10:03:00Z</meta:creation-date>
    <dc:date>2023-12-04T10:03:00Z</dc:date>
    <meta:template xlink:href="Normal" xlink:type="simple"/>
    <meta:editing-cycles>2</meta:editing-cycles>
    <meta:editing-duration>PT60S</meta:editing-duration>
    <meta:document-statistic meta:page-count="6" meta:paragraph-count="10" meta:word-count="777" meta:character-count="5201" meta:row-count="36" meta:non-whitespace-character-count="4434"/>
  </office:meta>
</office:document-meta>
</file>